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fb85"/>
    </style:style>
    <style:style style:name="P2" style:family="paragraph" style:parent-style-name="Standard">
      <style:text-properties fo:background-color="#333333"/>
    </style:style>
    <style:style style:name="P3" style:family="paragraph" style:parent-style-name="Standard">
      <style:text-properties officeooo:paragraph-rsid="000bfb85" fo:background-color="#333333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use-window-font-color="true" fo:background-color="#333333"/>
    </style:style>
    <style:style style:name="P5" style:family="paragraph" style:parent-style-name="Standard">
      <style:paragraph-properties fo:background-color="#ffff00">
        <style:background-image/>
      </style:paragraph-properties>
      <style:text-properties style:use-window-font-color="true" style:text-underline-style="solid" style:text-underline-width="auto" style:text-underline-color="font-color" fo:font-weight="bold" officeooo:rsid="000bfb85" officeooo:paragraph-rsid="000bfb85" fo:background-color="#333333" style:font-weight-asian="bold" style:font-weight-complex="bold"/>
    </style:style>
    <style:style style:name="P6" style:family="paragraph" style:parent-style-name="Standard" style:list-style-name="L1">
      <style:text-properties style:font-name="Comic Sans MS" style:text-underline-style="none" fo:font-weight="normal" officeooo:rsid="000bfb85" officeooo:paragraph-rsid="000bfb85" style:font-weight-asian="normal" style:font-weight-complex="normal"/>
    </style:style>
    <style:style style:name="P7" style:family="paragraph" style:parent-style-name="Standard">
      <style:text-properties style:font-name="Comic Sans MS" style:text-underline-style="none" fo:font-weight="normal" officeooo:rsid="000bfb85" officeooo:paragraph-rsid="000bfb85" style:font-weight-asian="normal" style:font-weight-complex="normal"/>
    </style:style>
    <style:style style:name="P8" style:family="paragraph" style:parent-style-name="Standard">
      <style:text-properties style:font-name="Purisa" style:text-underline-style="none" fo:font-weight="normal" officeooo:rsid="000e9a2e" officeooo:paragraph-rsid="000e9a2e" style:font-weight-asian="normal" style:font-weight-complex="normal"/>
    </style:style>
    <style:style style:name="P9" style:family="paragraph" style:parent-style-name="Standard" style:list-style-name="L2">
      <style:text-properties officeooo:paragraph-rsid="000e9a2e"/>
    </style:style>
    <style:style style:name="P10" style:family="paragraph" style:parent-style-name="Standard" style:list-style-name="L2">
      <style:text-properties officeooo:paragraph-rsid="000f59aa"/>
    </style:style>
    <style:style style:name="P11" style:family="paragraph" style:parent-style-name="Standard" style:list-style-name="L1">
      <style:paragraph-properties fo:background-color="transparent">
        <style:background-image/>
      </style:paragraph-properties>
      <style:text-properties style:font-name="Comic Sans MS" style:text-underline-style="none" fo:font-weight="normal" officeooo:rsid="000bfb85" officeooo:paragraph-rsid="000bfb85" fo:background-color="#ffff00" style:font-weight-asian="normal" style:font-weight-complex="normal"/>
    </style:style>
    <style:style style:name="T1" style:family="text">
      <style:text-properties style:font-name="Purisa" fo:font-size="18pt" officeooo:rsid="000dbfa4" style:font-size-asian="15.75pt" style:font-size-complex="18pt"/>
    </style:style>
    <style:style style:name="T2" style:family="text">
      <style:text-properties style:font-name="Purisa" fo:font-size="15pt" officeooo:rsid="000dbfa4" style:font-size-asian="13.1000003814697pt" style:font-size-complex="15pt"/>
    </style:style>
    <style:style style:name="T3" style:family="text">
      <style:text-properties style:font-name="Comic Sans MS" style:text-underline-style="none" fo:font-weight="normal" officeooo:rsid="000e9a2e" style:font-weight-asian="normal" style:font-weight-complex="normal"/>
    </style:style>
    <style:style style:name="T4" style:family="text">
      <style:text-properties style:font-name="Comic Sans MS" style:text-underline-style="none" fo:font-weight="normal" officeooo:rsid="000f59aa" style:font-weight-asian="normal" style:font-weight-complex="normal"/>
    </style:style>
    <style:style style:name="T5" style:family="text">
      <style:text-properties style:font-name="Purisa" style:text-underline-style="none" fo:font-weight="normal" officeooo:rsid="000e9a2e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/>
      <text:p text:style-name="P3"/>
      <text:p text:style-name="P5"><text:s text:c="161"/></text:p>
      <text:p text:style-name="P1"><text:s text:c="47"/></text:p>
      <text:p text:style-name="P1"><text:s text:c="50"/><text:span text:style-name="T2">About Application</text:span></text:p>
      <text:p text:style-name="P1"><text:s text:c="55"/></text:p>
      <text:p text:style-name="P1"/>
      <text:list xml:id="list8174624839878139921" text:style-name="L1">
        <text:list-item>
          <text:p text:style-name="P6">The wholesale kirana shop manage its different workers under section manage workers , the hierchies are set in those functions . Type of workers can also be changed</text:p>
        </text:list-item>
        <text:list-item>
          <text:p text:style-name="P6">Customers can be added by cashier and admins. A sale can be carried out by cashier under sale section and on basis of sale quantities in store rooms are changed.</text:p>
        </text:list-item>
        <text:list-item>
          <text:p text:style-name="P6">To run our big shop here we have debt system which is manged by debt manager under debt section.</text:p>
        </text:list-item>
        <text:list-item>
          <text:p text:style-name="P6">Big storeroom of shop are managed bt storeroom keepers. They can do crud operations on materials available in storeroom</text:p>
        </text:list-item>
        <text:list-item>
          <text:p text:style-name="P6">Suppliers to our shop are precious and their data is kept under supplier section which is manged by cashier.</text:p>
        </text:list-item>
        <text:list-item>
          <text:p text:style-name="P6">Orders that are to be placed by supplier are manged by cashier and corresponding changes occur in storeroom section.</text:p>
        </text:list-item>
        <text:list-item>
          <text:p text:style-name="P6">Facility of adding new tables is given to admin so that his future plans can be met.</text:p>
        </text:list-item>
      </text:list>
      <text:p text:style-name="P7"/>
      <text:p text:style-name="P7"/>
      <text:p text:style-name="P7"/>
      <text:p text:style-name="P8">Front tier:</text:p>
      <text:list xml:id="list519456831457349134" text:style-name="L2">
        <text:list-item>
          <text:p text:style-name="P9"><text:span text:style-name="T5"><text:s/></text:span><text:span text:style-name="T3">The pages of debt manging department have options like debt requests between give time period , debts of particular customer , deleting debt record after its paid etc.</text:span></text:p>
        </text:list-item>
        <text:list-item>
          <text:p text:style-name="P9"><text:span text:style-name="T3"><text:s text:c="3"/>The pages of storeRoom department have functionalities like updating information of goods , adding new goods in storeRoom ,deleting entry of goods from storeRoom etc.</text:span></text:p>
        </text:list-item>
        <text:list-item>
          <text:p text:style-name="P9"><text:span text:style-name="T3"><text:s text:c="3"/>The pages of supplier have crud operations facilities.</text:span></text:p>
        </text:list-item>
        <text:list-item>
          <text:p text:style-name="P9"><text:span text:style-name="T3"><text:s text:c="3"/>The sale page has facility of placing order , shipping facilities , delivery status etc.</text:span></text:p>
        </text:list-item>
        <text:list-item>
          <text:p text:style-name="P9"><text:span text:style-name="T3"><text:s text:c="3"/>The order-placing page has facility of placing order to suppliers</text:span></text:p>
        </text:list-item>
        <text:list-item>
          <text:p text:style-name="P9"><text:span text:style-name="T3"><text:s text:c="4"/>There is facility of adding new tables to admin.</text:span></text:p>
        </text:list-item>
        <text:list-item>
          <text:p text:style-name="P9"><text:span text:style-name="T3"><text:s text:c="4"/>Data of workers,customers can be updated.</text:span></text:p>
        </text:list-item>
        <text:list-item>
          <text:p text:style-name="P9"><text:span text:style-name="T3"><text:s text:c="4"/>Their access permissions can be changed as well</text:span></text:p>
          <text:p text:style-name="P9"/>
          <text:p text:style-name="P9"><text:soft-page-break/><text:span text:style-name="T5">Middle tier:</text:span></text:p>
        </text:list-item>
        <text:list-item>
          <text:p text:style-name="P9"><text:span text:style-name="T5"><text:s text:c="2"/></text:span><text:span text:style-name="T3">The debt section on basis of option selected does query in debt table, customer table etc . It does delete , update , insert query.</text:span></text:p>
        </text:list-item>
        <text:list-item>
          <text:p text:style-name="P9"><text:span text:style-name="T3"><text:s text:c="5"/>For pages in storeRoom department query is done in storeRoom table/database and updates , insert ,delete operations are carried out through mysql commands through php scripting language</text:span></text:p>
        </text:list-item>
        <text:list-item>
          <text:p text:style-name="P9"><text:span text:style-name="T3"><text:s text:c="5"/>For sale pages query is done in storeroom and if sufficient quantity of items are available then sale entry is made . Further for shipping entry is made in shipping database.</text:span></text:p>
        </text:list-item>
        <text:list-item>
          <text:p text:style-name="P9"><text:span text:style-name="T3"><text:s text:c="4"/>For supplier-order placing query is done in supplier table and if available transaction is done and entry is stored in transaction.</text:span></text:p>
        </text:list-item>
        <text:list-item>
          <text:p text:style-name="P9"><text:span text:style-name="T3"><text:s text:c="3"/>For pages of workers , customers crud operation facility is there. It does query in workers , customers tables.</text:span></text:p>
          <text:p text:style-name="P9"/>
          <text:p text:style-name="P9"><text:span text:style-name="T5">Constraints:</text:span></text:p>
        </text:list-item>
        <text:list-item>
          <text:p text:style-name="P10"><text:span text:style-name="T5"><text:s text:c="3"/></text:span><text:span text:style-name="T3">Enough care is taken for not doing sale </text:span><text:span text:style-name="T4">when sufficient amount of quantity of items are not present in storeRooms.</text:span></text:p>
        </text:list-item>
        <text:list-item>
          <text:p text:style-name="P10"><text:span text:style-name="T4"><text:s text:c="6"/>Also , debts are given only to registered customers on our site i.e customers which gave their personal information to us.</text:span></text:p>
        </text:list-item>
        <text:list-item>
          <text:p text:style-name="P10"><text:span text:style-name="T4"><text:s text:c="6"/>Amount in storeRoom of different quantities are not updated unless sale is done or ordering from supplier has got status “YES” .</text:span></text:p>
        </text:list-item>
        <text:list-item>
          <text:p text:style-name="P10"><text:span text:style-name="T4"><text:s text:c="5"/>Debt related data is accessible only to debt manager and admin.</text:span></text:p>
        </text:list-item>
        <text:list-item>
          <text:p text:style-name="P10"><text:span text:style-name="T4"><text:s text:c="5"/>StoreRoom data is accessible to storeRoom keeper and admin.</text:span></text:p>
        </text:list-item>
        <text:list-item>
          <text:p text:style-name="P10"><text:span text:style-name="T4"><text:s text:c="5"/>Sale and ordering to supplier's data is accessible to cachier and manager.</text:span></text:p>
        </text:list-item>
        <text:list-item>
          <text:p text:style-name="P10"><text:span text:style-name="T4"><text:s text:c="5"/>Workers crud operations can be done by admin only. <text:s text:c="5"/></text:span><text:span text:style-name="T3"><text:s text:c="2"/></text:span></text:p>
        </text:list-item>
      </text:list>
      <text:p text:style-name="P7"/>
      <text:list xml:id="list200410249569680" text:continue-list="list8174624839878139921" text:style-name="L1">
        <text:list-header>
          <text:p text:style-name="P6"/>
          <text:p text:style-name="P6"><text:s text:c="31"/><text:span text:style-name="T1">Thank You</text:span> <text:s text:c="5"/></text:p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8:43:58.276747284</meta:creation-date>
    <dc:date>2014-11-13T20:04:08.431800110</dc:date>
    <meta:editing-duration>PT3M6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2" meta:paragraph-count="39" meta:word-count="530" meta:character-count="3398" meta:non-whitespace-character-count="2497"/>
  </office:meta>
</office:document-meta>
</file>